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2aeae7"/>
    </style:style>
    <style:style style:name="P3" style:family="paragraph" style:parent-style-name="Text_20_body">
      <style:paragraph-properties fo:text-align="start" style:justify-single-word="false"/>
      <style:text-properties officeooo:paragraph-rsid="0033f0cb"/>
    </style:style>
    <style:style style:name="P4" style:family="paragraph" style:parent-style-name="Text_20_body">
      <style:paragraph-properties fo:text-align="start" style:justify-single-word="false"/>
      <style:text-properties officeooo:paragraph-rsid="00375cc0"/>
    </style:style>
    <style:style style:name="P5" style:family="paragraph" style:parent-style-name="Text_20_body">
      <style:paragraph-properties fo:text-align="start" style:justify-single-word="false"/>
      <style:text-properties fo:color="#000000" style:font-name="Arial" fo:font-size="13pt" fo:font-style="normal" fo:font-weight="normal" officeooo:paragraph-rsid="0028341e" style:font-name-asian="Arial Unicode MS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Text_20_body">
      <style:text-properties officeooo:rsid="001ad47a" officeooo:paragraph-rsid="00390f86"/>
    </style:style>
    <style:style style:name="P7" style:family="paragraph" style:parent-style-name="Text_20_body">
      <style:text-properties style:font-name="Arial" fo:font-size="13pt" officeooo:paragraph-rsid="0028341e" style:font-size-asian="13pt" style:font-size-complex="13pt"/>
    </style:style>
    <style:style style:name="P8" style:family="paragraph" style:parent-style-name="Text_20_body">
      <style:text-properties officeooo:paragraph-rsid="001ad47a"/>
    </style:style>
    <style:style style:name="P9" style:family="paragraph" style:parent-style-name="Text_20_body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Heading_20_3">
      <style:text-properties officeooo:paragraph-rsid="00375cc0"/>
    </style:style>
    <style:style style:name="P11" style:family="paragraph" style:parent-style-name="Preformatted_20_Text">
      <style:paragraph-properties fo:text-align="start" style:justify-single-word="false" style:writing-mode="lr-tb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style:font-size-asian="11pt" style:font-name-complex="Arial1" style:font-size-complex="11pt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officeooo:paragraph-rsid="003d9982" style:font-size-asian="11pt" style:font-name-complex="Arial1" style:font-size-complex="11pt"/>
    </style:style>
    <style:style style:name="P14" style:family="paragraph" style:parent-style-name="Text_20_body">
      <style:paragraph-properties fo:text-align="start" style:justify-single-word="false" style:writing-mode="lr-tb"/>
      <style:text-properties fo:color="#000000"/>
    </style:style>
    <style:style style:name="P1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1" fo:font-size="13pt" fo:letter-spacing="normal" fo:font-style="normal" fo:font-weight="normal" officeooo:rsid="001ad47a" style:font-name-complex="Arial1" style:font-size-complex="14pt"/>
    </style:style>
    <style:style style:name="P1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style:font-size-asian="11pt" style:font-name-complex="Arial1" style:font-size-complex="11pt"/>
    </style:style>
    <style:style style:name="P1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officeooo:paragraph-rsid="003a5cdd" style:font-size-asian="11pt" style:font-name-complex="Arial1" style:font-size-complex="11pt"/>
    </style:style>
    <style:style style:name="P18" style:family="paragraph" style:parent-style-name="Heading_20_3">
      <style:text-properties officeooo:rsid="0037b91a" officeooo:paragraph-rsid="0037b91a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000000" style:font-name="Arial1" fo:font-size="11pt" fo:letter-spacing="normal" fo:font-style="normal" fo:font-weight="normal" officeooo:rsid="001ad47a" officeooo:paragraph-rsid="003d9982" style:font-size-asian="11pt" style:font-name-complex="Arial1" style:font-size-complex="11pt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000000" style:font-name="Arial1" fo:font-size="11pt" fo:letter-spacing="normal" fo:font-style="normal" fo:font-weight="normal" officeooo:rsid="00400c37" officeooo:paragraph-rsid="00400c37" style:font-size-asian="11pt" style:font-name-complex="Arial1" style:font-size-complex="11pt"/>
    </style:style>
    <style:style style:name="P21" style:family="paragraph" style:parent-style-name="Text_20_body">
      <style:paragraph-properties fo:text-align="start" style:justify-single-word="false"/>
      <style:text-properties fo:color="#000000" style:font-name="Arial" fo:font-size="13pt" fo:font-style="normal" fo:font-weight="normal" officeooo:paragraph-rsid="0028341e" style:font-name-asian="Arial Unicode MS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000000" style:font-name="Arial" fo:font-size="13pt" fo:font-style="normal" fo:font-weight="normal" officeooo:rsid="00259735" officeooo:paragraph-rsid="0028341e" style:font-name-asian="Arial Unicode MS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3" style:family="paragraph" style:parent-style-name="Text_20_body">
      <style:text-properties officeooo:rsid="001ad47a" officeooo:paragraph-rsid="001ad47a"/>
    </style:style>
    <style:style style:name="P2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1" fo:font-size="13pt" fo:letter-spacing="normal" fo:font-style="normal" fo:font-weight="normal" officeooo:rsid="001ad47a" style:font-name-complex="Arial1" style:font-size-complex="14pt"/>
    </style:style>
    <style:style style:name="P25" style:family="paragraph" style:parent-style-name="Text_20_body">
      <style:paragraph-properties fo:text-align="start" style:justify-single-word="false" style:writing-mode="lr-tb"/>
    </style:style>
    <style:style style:name="T1" style:family="text">
      <style:text-properties officeooo:rsid="0016b5cc"/>
    </style:style>
    <style:style style:name="T2" style:family="text">
      <style:text-properties officeooo:rsid="00174847"/>
    </style:style>
    <style:style style:name="T3" style:family="text">
      <style:text-properties officeooo:rsid="001ad47a"/>
    </style:style>
    <style:style style:name="T4" style:family="text">
      <style:text-properties fo:color="#000000"/>
    </style:style>
    <style:style style:name="T5" style:family="text">
      <style:text-properties fo:color="#000000" style:font-name="Arial1" fo:font-size="13pt" officeooo:rsid="00245049" style:font-name-complex="Arial1" style:font-size-complex="14pt"/>
    </style:style>
    <style:style style:name="T6" style:family="text">
      <style:text-properties fo:color="#000000" style:font-name="Arial1" fo:font-size="13pt" officeooo:rsid="00390f86" style:font-name-complex="Arial1" style:font-size-complex="14pt"/>
    </style:style>
    <style:style style:name="T7" style:family="text">
      <style:text-properties fo:color="#000000" officeooo:rsid="00212bf2"/>
    </style:style>
    <style:style style:name="T8" style:family="text">
      <style:text-properties fo:color="#000000" style:font-name="Arial" fo:font-size="13pt" fo:font-style="italic" fo:font-weight="bold" officeooo:rsid="0028341e" style:font-name-asian="Arial Unicode MS" style:font-size-asian="13pt" style:font-style-asian="italic" style:font-weight-asian="bold" style:font-name-complex="Tahoma" style:font-size-complex="13pt" style:font-style-complex="italic" style:font-weight-complex="bold"/>
    </style:style>
    <style:style style:name="T9" style:family="text">
      <style:text-properties fo:color="#000000" fo:font-style="normal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10" style:family="text">
      <style:text-properties fo:color="#000000" officeooo:rsid="0034774e"/>
    </style:style>
    <style:style style:name="T11" style:family="text">
      <style:text-properties fo:color="#000000" officeooo:rsid="00400c37"/>
    </style:style>
    <style:style style:name="T12" style:family="text">
      <style:text-properties officeooo:rsid="00245049"/>
    </style:style>
    <style:style style:name="T13" style:family="text">
      <style:text-properties officeooo:rsid="0024eb3f"/>
    </style:style>
    <style:style style:name="T14" style:family="text">
      <style:text-properties officeooo:rsid="002aeae7"/>
    </style:style>
    <style:style style:name="T15" style:family="text">
      <style:text-properties officeooo:rsid="003099af"/>
    </style:style>
    <style:style style:name="T16" style:family="text">
      <style:text-properties officeooo:rsid="0033f0cb"/>
    </style:style>
    <style:style style:name="T17" style:family="text">
      <style:text-properties officeooo:rsid="0035894d"/>
    </style:style>
    <style:style style:name="T18" style:family="text">
      <style:text-properties officeooo:rsid="00375cc0"/>
    </style:style>
    <style:style style:name="T19" style:family="text">
      <style:text-properties fo:font-variant="normal" fo:text-transform="none" fo:color="#000000" style:font-name="Arial1" fo:font-size="11pt" fo:letter-spacing="normal" fo:font-style="normal" fo:font-weight="normal" officeooo:rsid="001ad47a" style:font-size-asian="11pt" style:font-name-complex="Arial1" style:font-size-complex="11pt"/>
    </style:style>
    <style:style style:name="T20" style:family="text">
      <style:text-properties fo:font-variant="normal" fo:text-transform="none" fo:color="#000000" style:font-name="Arial1" fo:font-size="11pt" fo:letter-spacing="normal" fo:font-style="normal" fo:font-weight="normal" officeooo:rsid="003cfc8d" style:font-size-asian="11pt" style:font-name-complex="Arial1" style:font-size-complex="11pt"/>
    </style:style>
    <style:style style:name="T21" style:family="text">
      <style:text-properties fo:font-variant="normal" fo:text-transform="none" fo:color="#000000" style:font-name="Arial1" fo:font-size="11pt" fo:letter-spacing="normal" fo:font-style="normal" fo:font-weight="normal" officeooo:rsid="003cfc8d" style:font-name-asian="Noto Sans Mono CJK SC" style:font-size-asian="11pt" style:font-name-complex="Arial1" style:font-size-complex="11pt"/>
    </style:style>
    <style:style style:name="T22" style:family="text">
      <style:text-properties fo:font-variant="normal" fo:text-transform="none" fo:color="#000000" style:font-name="Arial1" fo:font-size="13pt" fo:letter-spacing="normal" fo:font-style="normal" fo:font-weight="normal" officeooo:rsid="00400c37" style:font-name-complex="Arial1" style:font-size-complex="14pt"/>
    </style:style>
    <style:style style:name="T23" style:family="text">
      <style:text-properties fo:font-variant="normal" fo:text-transform="none" fo:color="#000000" style:font-name="monospace" fo:font-size="10.5pt" fo:letter-spacing="normal" fo:font-style="normal" fo:font-weight="normal" officeooo:rsid="00400c37"/>
    </style:style>
    <style:style style:name="T24" style:family="text">
      <style:text-properties officeooo:rsid="003a5cdd"/>
    </style:style>
    <style:style style:name="T25" style:family="text">
      <style:text-properties officeooo:rsid="003ae739"/>
    </style:style>
    <style:style style:name="T26" style:family="text">
      <style:text-properties officeooo:rsid="003ed6dc"/>
    </style:style>
    <style:style style:name="T27" style:family="text">
      <style:text-properties officeooo:rsid="003f1b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General Commands</text:h>
      <text:p text:style-name="P14">:!pwd<text:tab/><text:tab/>execute 'pwd' then returns to vi</text:p>
      <text:p text:style-name="P14">!!pwd<text:tab/><text:tab/>exec 'pwd', insert output to file</text:p>
      <text:p text:style-name="P14">:shell <text:s text:c="2"/><text:tab/>go to the shell (return with exit)</text:p>
      <text:p text:style-name="Text_20_body"><text:bookmark-start text:name="__DdeLink__365_1643777763"/><text:bookmark text:name="__DdeLink__363_1643777763"/>&gt;<text:span text:style-name="T16"> \ &lt;</text:span><text:tab/><text:tab/>ident<text:span text:style-name="T16">\un-ident</text:span> mark block right<text:bookmark-end text:name="__DdeLink__365_1643777763"/></text:p>
      <text:p text:style-name="P3">:sp<text:span text:style-name="T16"> \ :vsp <text:s text:c="3"/></text:span><text:s/>horizontal<text:span text:style-name="T16">\vertical</text:span><text:bookmark text:name="__DdeLink__329_1207848362"/></text:p>
      <text:h text:style-name="Heading_20_3" text:outline-level="3">Basic Commands </text:h>
      <text:p text:style-name="Text_20_body">W <text:span text:style-name="T12">\ W</text:span><text:tab/><text:tab/>next word <text:span text:style-name="T12">\ </text:span>after space</text:p>
      <text:p text:style-name="Text_20_body">e <text:span text:style-name="T12">\ E</text:span><text:tab/><text:tab/>end of word <text:span text:style-name="T12">\ follow by space</text:span></text:p>
      <text:p text:style-name="Text_20_body">b <text:span text:style-name="T12">\ 8b</text:span><text:tab/><text:tab/>backward <text:span text:style-name="T5">word \ 8 words</text:span></text:p>
      <text:p text:style-name="P9">fx, <text:span text:style-name="T13">cfx, dfx</text:span><text:tab/>take first occurrence of 'x'</text:p>
      <text:p text:style-name="P1">tx, <text:span text:style-name="T13">ctx, dtx</text:span><text:tab/>like f, take prev letter before 'x'</text:p>
      <text:p text:style-name="Text_20_body">ctl+f <text:span text:style-name="T13">\ b</text:span><text:tab/>page down <text:span text:style-name="T13">\ up</text:span></text:p>
      <text:p text:style-name="P25"><text:span text:style-name="T4">zt</text:span><text:span text:style-name="T11">, zz</text:span><text:span text:style-name="T10"> </text:span><text:span text:style-name="T4"><text:tab/><text:tab/>put cur line as first </text:span><text:span text:style-name="T11">\ middle </text:span><text:span text:style-name="T4">line <text:line-break/></text:span><text:span text:style-name="T11">:m 9 \ :</text:span><text:span text:style-name="T22">5,7m 9 move current line\s to line 9 </text:span></text:p>
      <text:h text:style-name="Heading_20_3" text:outline-level="3"><text:soft-page-break/><text:span text:style-name="T8">Tabs</text:span> </text:h>
      <text:p text:style-name="P5"><text:bookmark-start text:name="__DdeLink__357_16437777631"/>:tabe <text:s/>fname<text:tab/>edit fname in new <text:bookmark-end text:name="__DdeLink__357_16437777631"/></text:p>
      <text:p text:style-name="P5">:tabc<text:tab/><text:tab/><text:tab/>close the tab</text:p>
      <text:p text:style-name="P7">,n<text:span text:style-name="T15"> \ ,m</text:span><text:bookmark-start text:name="__DdeLink__361_16437777631"/><text:tab/><text:bookmark-end text:name="__DdeLink__361_16437777631"/><text:tab/>next<text:span text:style-name="T15"> \ </text:span><text:span text:style-name="T9">previous tab</text:span></text:p>
      <text:p text:style-name="P22">vim -p file1 file2 <text:s text:c="4"/>open file1, file2 in </text:p>
      <text:p text:style-name="P1">Mark block, then :!python to run it</text:p>
      <text:h text:style-name="Heading_20_3" text:outline-level="3">Folds</text:h>
      <text:p text:style-name="P14">shift+v (ctl+v) <text:s/>+ <text:s/>zf</text:p>
      <text:p text:style-name="P14">za<text:tab/><text:tab/>fold\unfold the block area</text:p>
      <text:p text:style-name="P14"><text:bookmark-start text:name="__DdeLink__353_1643777763"/>zR<text:span text:style-name="T17"> \ M</text:span><text:tab/>Unfold <text:span text:style-name="T17">\ Fold </text:span>all<text:bookmark-end text:name="__DdeLink__353_1643777763"/></text:p>
      <text:h text:style-name="Heading_20_3" text:outline-level="3">Marks</text:h>
      <text:p text:style-name="P1"><text:span text:style-name="T1">m</text:span>a<text:tab/><text:tab/>mark current line as a </text:p>
      <text:p text:style-name="P2">:marks<text:tab/>show marks</text:p>
      <text:p text:style-name="P1">'a <text:span text:style-name="T14">\ `a</text:span><text:tab/><text:tab/>jump to mark a <text:span text:style-name="T14">\ exact position</text:span></text:p>
      <text:p text:style-name="P4">'' <text:span text:style-name="T18">\ </text:span><text:span text:style-name="T2">``</text:span><text:tab/><text:tab/>jump to previous <text:span text:style-name="T18">\ exact pos</text:span> <text:tab/><text:tab/></text:p>
      <text:h text:style-name="P10" text:outline-level="3"><text:soft-page-break/>Ordered List</text:h>
      <text:p text:style-name="P1"><text:bookmark-start text:name="__DdeLink__344_990098461"/>Making an ordered list<text:bookmark-end text:name="__DdeLink__344_990098461"/> like:<text:line-break/>1,<text:line-break/>2,<text:line-break/>i → 1, → esc<text:line-break/>qa <text:s/>- <text:s/>start recording saved in a<text:line-break/>yy → p<text:line-break/>ctr + a (to auto increment 1 to 2)<text:line-break/>q – stop recording<text:line-break/>esc<text:line-break/><text:a xlink:type="simple" xlink:href="mailto:20@a" text:style-name="Internet_20_link" text:visited-style-name="Visited_20_Internet_20_Link">20@a</text:a> <text:s/>- activate 20 times recording a</text:p>
      <text:h text:style-name="Heading_20_3" text:outline-level="3">Registers</text:h>
      <text:p text:style-name="P8"><text:span text:style-name="T6">"</text:span><text:span text:style-name="T3">ky<text:tab/>yank to register k</text:span></text:p>
      <text:p text:style-name="P6"><text:span text:style-name="T6">"</text:span>kp<text:tab/>paste from register k</text:p>
      <text:p text:style-name="P23">:put “<text:tab/>paste the register content to new line</text:p>
      <text:p text:style-name="Text_20_body"/>
      <text:p text:style-name="Text_20_body"/>
      <text:h text:style-name="P18" text:outline-level="3"><text:soft-page-break/>Tips</text:h>
      <text:p text:style-name="P15">:noh - non highlight search string</text:p>
      <text:p text:style-name="P15">:syntax off \ :syntax on</text:p>
      <text:p text:style-name="P17">$ vim -O file1 file2 # open multiple files <text:span text:style-name="T24">(</text:span>vertical<text:span text:style-name="T24"> split)</text:span><text:line-break/>$ vim -o file1 file2 # open<text:span text:style-name="T24"> </text:span>multiple <text:span text:style-name="T24">f</text:span>iles - <text:span text:style-name="T24">(horz</text:span><text:span text:style-name="T25">. </text:span>split<text:span text:style-name="T24">)</text:span><text:line-break/>$ vim -p file1 file2 # open multiple files <text:span text:style-name="T25">(t</text:span>abbed<text:span text:style-name="T25">)</text:span><text:line-break/>$ vim -u NONE # Starts vim with a blank vimrc<text:line-break/>$ vim -x my-secret-file # Encrypt files using vim</text:p>
      <text:p text:style-name="P16"/>
      <text:p text:style-name="P11"><text:span text:style-name="T19">:set paste - copy</text:span><text:span text:style-name="T20"> </text:span><text:span text:style-name="T19">from one </text:span><text:span text:style-name="T21">app, </text:span><text:span text:style-name="T19">paste it in Vim</text:span></text:p>
      <text:p text:style-name="P12">:set nopaste</text:p>
      <text:p text:style-name="P12"/>
      <text:p text:style-name="P13">To paste from another application<text:span text:style-name="T26">:</text:span></text:p>
      <text:p text:style-name="P13">Start insert mode</text:p>
      <text:p text:style-name="P13">Press F2 </text:p>
      <text:p text:style-name="P13">paste <text:span text:style-name="T27">the </text:span>text </text:p>
      <text:p text:style-name="P13">Press F2 </text:p>
      <text:p text:style-name="P13"/>
      <text:p text:style-name="P20">Plugins:</text:p>
      <text:p text:style-name="P20">Ctr+n - Open NerdTree</text:p>
      <text:p text:style-name="P13"/>
      <text:p text:style-name="P13"/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in" fo:margin-bottom="0.0665in" loext:contextual-spacing="false" fo:line-height="115%" fo:text-align="justify" style:justify-single-word="false" fo:orphans="2" fo:widows="2" fo:hyphenation-ladder-count="1" style:page-number="auto" fo:background-color="transparent" style:shadow="none">
        <style:tab-stops/>
      </style:paragraph-properties>
      <style:text-properties fo:color="#000000" style:font-name="Arial1" fo:font-family="Arial" style:font-style-name="קל" style:font-family-generic="swiss" style:font-pitch="variable" fo:font-size="13pt" style:font-name-complex="Arial1" style:font-family-complex="Arial" style:font-style-name-complex="קל" style:font-family-generic-complex="swiss" style:font-pitch-complex="variable" style:font-size-complex="14pt" fo:hyphenate="false" fo:hyphenation-remain-char-count="2" fo:hyphenation-push-char-count="2" loext:hyphenation-no-caps="false"/>
    </style:style>
    <style:style style:name="Title" style:family="paragraph" style:parent-style-name="Standard" style:next-style-name="Text_20_body" style:default-outline-level="" style:list-style-name="" style:class="chapter" style:master-page-name="">
      <loext:graphic-properties draw:fill="none" draw:fill-color="#99ccff"/>
      <style:paragraph-properties fo:margin-top="0.1965in" fo:margin-bottom="0.0783in" loext:contextual-spacing="false" fo:line-height="115%" fo:text-align="center" style:justify-single-word="false" style:page-number="auto" fo:background-color="transparent" fo:padding="0in" fo:border-left="none" fo:border-right="none" fo:border-top="none" fo:border-bottom="0.51pt solid #000000" style:shadow="none" fo:keep-with-next="always"/>
      <style:text-properties style:font-name="Arial" fo:font-family="Arial" style:font-family-generic="swiss" style:font-pitch="variable" fo:font-size="130%" fo:font-style="normal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30%" style:font-style-complex="normal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 style:font-family-complex="'Times New Roman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in" fo:border-left="none" fo:border-right="none" fo:border-top="none" fo:border-bottom="0.06pt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color="#000000"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3.00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3.401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3.598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3937in" fo:margin-bottom="0.5118in" fo:margin-left="0.2681in" fo:margin-right="0.268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0-12-24T18:25:33.21</meta:creation-date>
    <dc:title>Kindle Template</dc:title>
    <meta:editing-duration>P1DT22H51M8S</meta:editing-duration>
    <meta:editing-cycles>436</meta:editing-cycles>
    <meta:generator>LibreOffice/6.4.3.2$Linux_X86_64 LibreOffice_project/747b5d0ebf89f41c860ec2a39efd7cb15b54f2d8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20-04-27T22:12:47.622366927</dc:date>
    <meta:printed-by>Ilan </meta:printed-by>
    <meta:print-date>2010-12-24T19:41:00.68</meta:print-date>
    <meta:document-statistic meta:table-count="0" meta:image-count="0" meta:object-count="0" meta:page-count="4" meta:paragraph-count="48" meta:word-count="350" meta:character-count="1698" meta:non-whitespace-character-count="1350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